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5e0fc" officeooo:paragraph-rsid="0015e0fc"/>
    </style:style>
    <style:style style:name="P2" style:family="paragraph" style:parent-style-name="Text_20_body">
      <style:text-properties officeooo:rsid="0015e0fc" officeooo:paragraph-rsid="0017dd5e"/>
    </style:style>
    <style:style style:name="P3" style:family="paragraph" style:parent-style-name="Text_20_body">
      <style:text-properties officeooo:paragraph-rsid="0017dd5e"/>
    </style:style>
    <style:style style:name="P4" style:family="paragraph" style:parent-style-name="Text_20_body">
      <style:text-properties officeooo:paragraph-rsid="0019a0d7"/>
    </style:style>
    <style:style style:name="P5" style:family="paragraph" style:parent-style-name="Text_20_body">
      <style:paragraph-properties fo:break-before="page"/>
      <style:text-properties officeooo:rsid="001ca67b" officeooo:paragraph-rsid="001ca67b"/>
    </style:style>
    <style:style style:name="P6" style:family="paragraph" style:parent-style-name="Text_20_body">
      <style:text-properties officeooo:paragraph-rsid="001ca67b"/>
    </style:style>
    <style:style style:name="P7" style:family="paragraph" style:parent-style-name="Text_20_body">
      <style:text-properties officeooo:paragraph-rsid="001d6b1c"/>
    </style:style>
    <style:style style:name="T1" style:family="text">
      <style:text-properties officeooo:rsid="0016859e"/>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6859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7dd5e" style:text-blinking="false" fo:background-color="transparent" loext:char-shading-value="0"/>
    </style:style>
    <style:style style:name="T4" style:family="text">
      <style:text-properties officeooo:rsid="0017dd5e"/>
    </style:style>
    <style:style style:name="T5" style:family="text">
      <style:text-properties officeooo:rsid="0019a0d7"/>
    </style:style>
    <style:style style:name="T6" style:family="text">
      <style:text-properties officeooo:rsid="001b4418"/>
    </style:style>
    <style:style style:name="T7" style:family="text">
      <style:text-properties officeooo:rsid="001ca67b"/>
    </style:style>
    <style:style style:name="T8" style:family="text">
      <style:text-properties officeooo:rsid="001d6b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Introduction :</text:p>
      <text:p text:style-name="P4"/>
      <text:p text:style-name="P6">Dans le cadre de notre formation en première année de master en informatique, nous sommes amenés à réaliser un travail d’étude et de recherche (TER). </text:p>
      <text:p text:style-name="P6">L'objectif de ce TER est d’étudier des algorithmes de détection de mensonges à travers le jeu de société des Loups-Garous. Le jeu des Loups-Garous est basé sur la communication, la déduction, ainsi que sur la capacité à tromper ou à détecter les tromperies des autres joueurs. Les règles sont simples : tous les joueurs reçoivent aléatoirement un rôle (villageois ou loup-garou) et tentent de déduire les rôles des autres joueurs lors du conseil du village, éliminant un joueur à chaque tour. Les villageois tentent de démasquer les loups-garous cachés parmi eux, tandis que les loups-garous, éliminant un joueur chaque nuit, essaient de ne pas se faire démasquer durant le conseil du village. Les villageois gagnent s'ils éliminent tous les loups-garous, et les loups-garous gagnent s'il reste autant de villageois que de loups-garous à la fin d'un tour.</text:p>
      <text:p text:style-name="P6">Ce jeu offre un excellent contexte pour explorer la détection de mensonges, impliquant différents rôles pour les joueurs, y compris des loups-garous qui doivent mentir pour cacher leur identité, et des villageois qui tentent de les identifier. </text:p>
      <text:p text:style-name="P6">L'objectif principal de ce TER est double. Premièrement, il vise à implémenter un algorithme capable de détecter les mensonges basés sur les échanges verbaux entre les joueurs durant le jeu. Cela implique la création d'un modèle d'apprentissage automatique capable d'identifier les éléments d'une phrase liés à un mensonge et de les utiliser pour évaluer la véracité des affirmations des joueurs. La complexité de cette tâche réside dans la variabilité des expressions du mensonge, influencées par de nombreux facteurs, y compris le rôle du joueur, sa stratégie personnelle, et ses compétences en tromperie.</text:p>
      <text:p text:style-name="P7">Deuxièmement, ce TER cherche à tester l'efficacité de l'algorithme dans deux contextes différents : utilisé par des chatbots et par des humains. Cette comparaison vise à évaluer si les chatbots, entraînés avec des algorithmes de détection de mensonges, peuvent surpasser les humains dans cette tâche ou si, au contraire, <text:span text:style-name="T7">nous sommes encore meilleur à </text:span><text:span text:style-name="T8">reconnaître un </text:span><text:span text:style-name="T7">mensonges</text:span>. </text:p>
      <text:p text:style-name="P7">Plusieurs questions de recherche se posent, notamment : quels sont les indicateurs les plus fiables du mensonge dans le contexte d'un jeu de rôle verbal comme les Loups-Garous ? Les algorithmes d'apprentissage automatique peuvent-ils apprendre et appliquer ces indicateurs efficacement pour identifier les mensonges ? Existe-t-il une différence significative dans la capacité de détection de mensonges entre les chatbots alimentés par ces algorithmes et les joueurs humains ?</text:p>
      <text:p text:style-name="P4">En répondant à ces questions, nous espérons mettre en pratique un algorithme d'apprentissage automatique dans le but de l'entraîner à détecter des mensonges dans le jeu des Loups-Garous et de tester son efficacité face aux humai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02:51:17.118076744</meta:creation-date>
    <dc:date>2024-03-13T04:05:12.326750379</dc:date>
    <meta:editing-duration>PT6M30S</meta:editing-duration>
    <meta:editing-cycles>2</meta:editing-cycles>
    <meta:generator>LibreOffice/7.3.7.2$Linux_X86_64 LibreOffice_project/30$Build-2</meta:generator>
    <meta:document-statistic meta:table-count="0" meta:image-count="0" meta:object-count="0" meta:page-count="2" meta:paragraph-count="8" meta:word-count="454" meta:character-count="2953" meta:non-whitespace-character-count="2504"/>
  </office:meta>
</office:document-meta>
</file>